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Cantarell" fo:font-size="10.5pt" fo:letter-spacing="normal" fo:font-style="normal" fo:font-weight="bold" officeooo:rsid="0020ef8b" officeooo:paragraph-rsid="0020ef8b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1aa14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1df0c5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24pt" fo:letter-spacing="normal" fo:font-style="normal" fo:font-weight="bold" officeooo:paragraph-rsid="001aa14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2144a" officeooo:paragraph-rsid="0022144a"/>
    </style:style>
    <style:style style:name="P8" style:family="paragraph" style:parent-style-name="Text_20_body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29989"/>
    </style:style>
    <style:style style:name="P9" style:family="paragraph" style:parent-style-name="Text_20_body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144a" style:font-weight-asian="bold" style:font-weight-complex="bold"/>
    </style:style>
    <style:style style:name="P10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80fe" style:font-weight-asian="bold" style:font-weight-complex="bold"/>
    </style:style>
    <style:style style:name="P11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144a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0ef8b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9989" style:font-weight-asian="bold" style:font-weight-complex="bold"/>
    </style:style>
    <style:style style:name="P14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0ef8b"/>
    </style:style>
    <style:style style:name="P15" style:family="paragraph" style:parent-style-name="Text_20_body">
      <style:paragraph-properties fo:margin-top="0cm" fo:margin-bottom="0cm" loext:contextual-spacing="false"/>
    </style:style>
    <style:style style:name="P16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280fe" officeooo:paragraph-rsid="002280fe" style:font-weight-asian="normal" style:font-weight-complex="normal"/>
    </style:style>
    <style:style style:name="P18" style:family="paragraph" style:parent-style-name="Text_20_body">
      <style:paragraph-properties fo:margin-left="2.501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0ef8b"/>
    </style:style>
    <style:style style:name="P19" style:family="paragraph" style:parent-style-name="Text_20_body">
      <style:paragraph-properties fo:margin-left="2.501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280fe"/>
    </style:style>
    <style:style style:name="P20" style:family="paragraph" style:parent-style-name="Text_20_body">
      <style:paragraph-properties fo:margin-left="2.501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29989"/>
    </style:style>
    <style:style style:name="P21" style:family="paragraph" style:parent-style-name="Text_20_body">
      <style:paragraph-properties fo:margin-top="0cm" fo:margin-bottom="0cm" loext:contextual-spacing="false"/>
      <style:text-properties fo:color="#000000"/>
    </style:style>
    <style:style style:name="P22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rsid="001ed52e" officeooo:paragraph-rsid="0020ef8b" style:font-weight-asian="bold" style:font-weight-complex="bold"/>
    </style:style>
    <style:style style:name="P23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rsid="001ed52e" officeooo:paragraph-rsid="0022144a" style:font-weight-asian="bold" style:font-weight-complex="bold"/>
    </style:style>
    <style:style style:name="P24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rsid="001ed52e" officeooo:paragraph-rsid="002280fe" style:font-weight-asian="bold" style:font-weight-complex="bold"/>
    </style:style>
    <style:style style:name="P25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1ed52e" officeooo:paragraph-rsid="002280fe" style:font-weight-asian="normal" style:font-weight-complex="normal"/>
    </style:style>
    <style:style style:name="P26" style:family="paragraph" style:parent-style-name="Quotations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429b7" officeooo:paragraph-rsid="002429b7" style:font-weight-asian="bold" style:font-weight-complex="bold"/>
    </style:style>
    <style:style style:name="P27" style:family="paragraph" style:parent-style-name="Quotations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429b7"/>
    </style:style>
    <style:style style:name="P28" style:family="paragraph" style:parent-style-name="Quotations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429b7" officeooo:paragraph-rsid="002429b7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officeooo:rsid="002429b7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antarell" fo:font-size="10.5pt" fo:font-style="normal" fo:font-weight="normal"/>
    </style:style>
    <style:style style:name="T5" style:family="text">
      <style:text-properties fo:font-variant="normal" fo:text-transform="none" fo:color="#000000" style:font-name="Cantarell" fo:font-size="10.5pt" fo:letter-spacing="normal" fo:font-style="normal" fo:font-weight="normal"/>
    </style:style>
    <style:style style:name="T6" style:family="text">
      <style:text-properties fo:font-variant="normal" fo:text-transform="none" style:font-name="Cantarell" fo:font-size="10.5pt" fo:letter-spacing="normal" fo:font-style="normal" fo:font-weight="normal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officeooo:rsid="001df0c5"/>
    </style:style>
    <style:style style:name="T9" style:family="text">
      <style:text-properties officeooo:rsid="001ed52e"/>
    </style:style>
    <style:style style:name="T10" style:family="text">
      <style:text-properties officeooo:rsid="0020ef8b"/>
    </style:style>
    <style:style style:name="T11" style:family="text">
      <style:text-properties officeooo:rsid="0022144a"/>
    </style:style>
    <style:style style:name="T12" style:family="text">
      <style:text-properties style:font-weight-asian="bold" style:font-weight-complex="bold"/>
    </style:style>
    <style:style style:name="T13" style:family="text">
      <style:text-properties officeooo:rsid="001ed52e" style:font-weight-asian="bold" style:font-weight-complex="bold"/>
    </style:style>
    <style:style style:name="T14" style:family="text">
      <style:text-properties officeooo:rsid="0022144a" style:font-weight-asian="bold" style:font-weight-complex="bold"/>
    </style:style>
    <style:style style:name="T15" style:family="text">
      <style:text-properties officeooo:rsid="00229989" style:font-weight-asian="bold" style:font-weight-complex="bold"/>
    </style:style>
    <style:style style:name="T16" style:family="text">
      <style:text-properties officeooo:rsid="002429b7" style:font-weight-asian="bold" style:font-weight-complex="bold"/>
    </style:style>
    <style:style style:name="T17" style:family="text">
      <style:text-properties officeooo:rsid="00229989"/>
    </style:style>
    <style:style style:name="T18" style:family="text">
      <style:text-properties fo:font-weight="normal" officeooo:rsid="001ed52e" style:font-weight-asian="normal" style:font-weight-complex="normal"/>
    </style:style>
    <style:style style:name="T19" style:family="text">
      <style:text-properties officeooo:rsid="0022a3d1"/>
    </style:style>
    <style:style style:name="T20" style:family="text">
      <style:text-properties officeooo:rsid="002429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P<text:span text:style-name="T20">1</text:span> - Python <text:span text:style-name="T20">Entornos de desarrollo</text:span></text:p>
      <text:p text:style-name="P2"/>
      <text:p text:style-name="P4">Por favor dar un concepto de los siguientes términos</text:p>
      <text:p text:style-name="P2"/>
      <text:p text:style-name="P2"/>
      <text:p text:style-name="P5">Tu definición de :</text:p>
      <text:p text:style-name="P28">¿Que es un IDE?</text:p>
      <text:p text:style-name="P28"><text:line-break/>¿Que es un SDK?</text:p>
      <text:p text:style-name="P28"><text:line-break/>¿Que es una API?</text:p>
      <text:p text:style-name="P28"><text:line-break/>¿Que es un framework?</text:p>
      <text:p text:style-name="P26"><text:line-break/>D<text:span text:style-name="T1">iferencias entre ellos.</text:span><text:line-break/><text:line-break/><text:span text:style-name="T1">Clasifica los siguientes elementos y su fin</text:span></text:p>
      <text:p text:style-name="P27"><text:span text:style-name="T2"><text:tab/></text:span><text:span text:style-name="T16">PyCharm, PyDev, Atom, Spyder, PyScripter, Eclipse,IPython.Anaconda(Data Science Platform), Jupyter(Notebooks).<text:line-break/></text:span></text:p>
      <text:p text:style-name="P27"><text:span text:style-name="T20">S</text:span>aludos</text:p>
      <text:p text:style-name="P21"><text:span text:style-name="T7"><text:s/></text:span><text:span text:style-name="T6">Atte.</text:span></text:p>
      <text:p text:style-name="P16">García T, Ariel H</text:p>
      <text:p text:style-name="P16">Socio Gerente - Presidente </text:p>
      <text:p text:style-name="P16">Mithril S.R.L.&amp;</text:p>
      <text:p text:style-name="P16">Trading New Technologies SA <text:s/></text:p>
      <text:p text:style-name="P16">Laprida 3460 - V.Martelli - Prov. de Bs.As.</text:p>
      <text:p text:style-name="P16">+54+11 4137 -6776 (rot + fax)</text:p>
      <text:p text:style-name="P16">"Hay 10 tipos de personas, las que piensan en binario y las que no"</text:p>
      <text:p text:style-name="P15"/>
      <text:p text:style-name="P15"><text:span text:style-name="T5">Este mensaje y sus adjuntos son para uso exclusivo del usuario de la dirección de correo electrónico a quien esta dirigido y podrían contener información confidencial. Si usted hubiese recibido por error este mensaje, por favor informe de tal situación inmediatamente a </text:span><text:a xlink:type="simple" xlink:href="mailto:admin@tnt-lab.com.ar" text:style-name="Internet_20_link" text:visited-style-name="Visited_20_Internet_20_Link">admin@tnt-lab.com.ar</text:a><text:span text:style-name="T5"> y elimínelo de su sistema. No lo copie, reproduzca, distribuya ni revele su contenido.No se garantiza la seguridad o la exactitud de las comunicaciones por Internet debido a que la información podría ser interceptada, modificada, perdida, llegar tarde o contener virus. El emisor, por lo tanto, no acepta responsabilidad por errores u omisiones en el texto de este mensaje que surjan a partir de una transmisión por Interne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5:46:44.518454855</meta:creation-date>
    <dc:date>2019-10-31T15:27:19.899066524</dc:date>
    <meta:editing-duration>PT33M22S</meta:editing-duration>
    <meta:editing-cycles>6</meta:editing-cycles>
    <meta:generator>LibreOffice/6.2.7.1$Linux_X86_64 LibreOffice_project/20$Build-1</meta:generator>
    <meta:document-statistic meta:table-count="0" meta:image-count="0" meta:object-count="0" meta:page-count="1" meta:paragraph-count="19" meta:word-count="209" meta:character-count="1313" meta:non-whitespace-character-count="1112"/>
  </office:meta>
</office:document-meta>
</file>